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list-style-name="L2">
      <style:paragraph-properties fo:text-align="start" style:justify-single-word="false"/>
      <style:text-properties fo:font-size="16pt" style:font-size-asian="16pt" style:font-size-complex="16pt"/>
    </style:style>
    <style:style style:name="P5" style:family="paragraph" style:parent-style-name="Standard" style:list-style-name="L3">
      <style:paragraph-properties fo:text-align="start" style:justify-single-word="false"/>
      <style:text-properties fo:font-size="16pt" style:font-size-asian="16pt" style:font-size-complex="16pt"/>
    </style:style>
    <style:style style:name="P6" style:family="paragraph" style:parent-style-name="Standard" style:list-style-name="L4">
      <style:paragraph-properties fo:text-align="start" style:justify-single-word="false"/>
      <style:text-properties fo:font-size="16pt" style:font-size-asian="16pt" style:font-size-complex="16pt"/>
    </style:style>
    <style:style style:name="P7" style:family="paragraph" style:parent-style-name="Standard" style:list-style-name="L9">
      <style:paragraph-properties fo:text-align="start"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 DEI REQUISITI E</text:p>
      <text:p text:style-name="P1">DELL'ARCHITETTURA</text:p>
      <text:p text:style-name="P1"/>
      <text:p text:style-name="P9">SPECIFICA DEI REQUISITI </text:p>
      <text:p text:style-name="P2"/>
      <text:p text:style-name="P8">1. Introduzione</text:p>
      <text:p text:style-name="P2">Scopo: al fine di migliorare l'organizzazione e la comprensibilità del progetto e delle sue componenti, per la stesura della specifica viene seguito lo standard IEEE 830.</text:p>
      <text:p text:style-name="P2"/>
      <text:p text:style-name="P2">Ambito: l’applicazione software è finalizzata a rendere più semplice ed efficiente la gestione di un bar tabaccheria principalmente a livello di magazzino. <text:s/></text:p>
      <text:p text:style-name="P2"/>
      <text:p text:style-name="P2">Definizioni: </text:p>
      <text:p text:style-name="P2">User: ad utilizzare l'applicativo saranno principalmente il titolare e i dipendenti. </text:p>
      <text:p text:style-name="P2">Storico: lista degli ultimi ordini effettuati. </text:p>
      <text:p text:style-name="P2">Giacenza: quantità di prodotto presente in magazzino.</text:p>
      <text:p text:style-name="P2">DDT: documento di trasporto rilasciato dal fornitore con il dettaglio dei prodotti consegnati.</text:p>
      <text:p text:style-name="P2"/>
      <text:p text:style-name="P2"/>
      <text:p text:style-name="P8">2. Descrizione Generale</text:p>
      <text:p text:style-name="P2">Prospettiva del Prodotto: il software è progettato specificamente per il locale da cui è stato ideato, una prospettiva più ampia sul mercato richiederebbe l'inserimento di requisiti di sicurezza e di scalabilità su diversi tipi di magazzino.</text:p>
      <text:list xml:id="list8856166107626239961" text:style-name="L2">
        <text:list-item>
          <text:list>
            <text:list-header>
              <text:p text:style-name="P4"/>
            </text:list-header>
          </text:list>
        </text:list-item>
      </text:list>
      <text:p text:style-name="P2">Funzioni del Prodotto: nello specifico, l'applicazione si occupa di effettuare il riordino automatico settimanale dei prodotti dal consumo regolare (es. tabacchi, caffè), mentre gli altri ordini vengono effettuati manualmente, grazie anche a una lista monitorata dei prodotti esauriti, in esaurimento o in scadenza. Alla consegna, il documento di trasporto viene registrato e vengono aggiornate le giacenze a magazzino.</text:p>
      <text:p text:style-name="P2"/>
      <text:p text:style-name="P2">Caratteristiche degli utenti: l'interfaccia è semplice e consente la <text:soft-page-break/>navigazione nel software e la compilazione dei campi senza particolare preparazione. </text:p>
      <text:p text:style-name="P2"/>
      <text:p text:style-name="P2">Vincoli: autenticazione con username e password. </text:p>
      <text:list xml:id="list3716313770610331644" text:style-name="L3">
        <text:list-item>
          <text:list>
            <text:list-header>
              <text:p text:style-name="P5"/>
            </text:list-header>
          </text:list>
        </text:list-item>
      </text:list>
      <text:p text:style-name="P2"/>
      <text:p text:style-name="P8">3. Requisiti Specifici</text:p>
      <text:p text:style-name="P2">Interfaccia Esterna: l’interfaccia utente presenta all'apertura la schermata di autenticazione, dopo la quale vengono mostrate le principali funzionalità. Non è necessario un sistema sicuro di accesso alla rete, è sufficiente un pc con sistema operativo abbastanza recente da supportare il software.</text:p>
      <text:p text:style-name="P2"/>
      <text:p text:style-name="P2">Requisiti Funzionali:</text:p>
      <text:list xml:id="list5841735281921784640" text:style-name="L9">
        <text:list-item>
          <text:p text:style-name="P7">Autenticazione</text:p>
          <text:p text:style-name="P7">Login: inserire ‘username’ e ‘password’ in possesso del titolare e del personale.</text:p>
        </text:list-item>
        <text:list-item>
          <text:p text:style-name="P7">Home </text:p>
          <text:p text:style-name="P7"><text:span text:style-name="T1">Nuovo DDT</text:span>: consente di registrare un nuovo DDT. <text:s/></text:p>
          <text:p text:style-name="P7"><text:span text:style-name="T1">Nuovo Ordine</text:span>: consente di ordinare prodotti mancanti inserendo idprodotto e quantità. </text:p>
          <text:p text:style-name="P7"><text:span text:style-name="T1">Riepilogo ordini</text:span>: consente di visualizzare, modificare o cancellare (se non ancora spediti) gli ordini effettuati. </text:p>
          <text:p text:style-name="P7"><text:span text:style-name="T1">Scadenze:</text:span><text:span text:style-name="T2"> consente di visualizzare la lista dei prodotti prossimi alla scadenza.</text:span></text:p>
          <text:p text:style-name="P7"><text:span text:style-name="T1">Giacenze</text:span><text:span text:style-name="T2">: consente di visualizzare e modificare le giacenze a magazzino.</text:span></text:p>
          <text:p text:style-name="P7"/>
        </text:list-item>
      </text:list>
      <text:p text:style-name="P2">Requisiti sulle Performance: l'applicativo è semplice e non richiede elevate risorse computazionali per l'esecuzione delle sue funzioni.</text:p>
      <text:p text:style-name="P2"/>
      <text:p text:style-name="P2"/>
      <text:p text:style-name="P2">ARCHITETTURA DEL SOFTWARE</text:p>
      <text:p text:style-name="P2">1. Stile Architetturale</text:p>
      <text:p text:style-name="P2">Con lo scopo di aumentare la qualità del software si è deciso di adottare uno stile architetturale di tipo ‘Model-View-Controller’. </text:p>
      <text:p text:style-name="P2">Si vuole separare la UI (interfaccia utente) dal Database e dal software che gestisce tutte le operazioni. Ci permetterà di non ripeterci e in secondo luogo, aiuta a creare una solida struttura per la nostra applicazione. </text:p>
      <text:p text:style-name="P2"><text:soft-page-break/>Svilupperemo la nostra applicazione seguendo questi 3 componenti architetturali. - Il Model gestisce direttamente i dati, comunica con il database ed è fondamentale per fare in modo di registrare tutte le modifiche e di prelevare i dati da rappresentare. - Il View che gestisce l'interfaccia utente che verrà visualizzata dall’utente. Questo componente comunicherà con controller per aggiornare i dati da visualizzare. - Il Controller che comprende tutte le classi ‘manager’ che gestiscono le regole dell’applicazione prendendo i dati dal model e spiega come rappresentarli al view, serve anche per tutte le operazioni di upgrade/refresh </text:p>
      <text:list xml:id="list3676401572895219225" text:style-name="L4">
        <text:list-item>
          <text:list>
            <text:list-item>
              <text:list>
                <text:list-header>
                  <text:p text:style-name="P6"/>
                </text:list-header>
              </text:list>
            </text:list-item>
          </text:list>
        </text:list-item>
      </text:list>
      <text:p text:style-name="P2">2. Viste architetturali </text:p>
      <text:p text:style-name="P2">L’architettura del sistema è stata descritta in 6 diagrammi UML, che descrivono le viste architetturali dell’applicazione. </text:p>
      <text:p text:style-name="P2"/>
      <text:p text:style-name="P2">Logical view (class diagram, state machine diagram e sequence diagram): rappresenta le interazioni e le relazioni interne tra i vari componenti del sistema. I diagrammi di seguito descrivono una vista statica e dinamica dell’intero sistema. </text:p>
      <text:p text:style-name="P2">Il Class Diagram viene usato un class diagram che comprende le classi implementate con relativi campi e metodi. Questo diagramma verrà successivamente utilizzato per generare il codice mediante StarUML. nota: si faccia riferimento a "MyWallet\uml\images\Class-Diagram.png".</text:p>
      <text:p text:style-name="P2">Lo State Machine Diagram descrive il percorso di stati che fa l’utente dalla richiesta di registrazione alla scrittura su database dei dati inseriti, comprende la verifica degli stessi e l’interruzione in caso di errori. nota: si faccia riferimento a "MyWallet\uml\images\State-Machine-Diagram.png". Il Sequence Diagram illustra il processo di comunicazione tra utente, sistema di gestione e database per una transazione. L’utente invia una richiesta di pagamento, il sistema verifica la disponibilità di saldo, in caso positivo la transazione viene eseguita e visualizzata a schermo. nota: si faccia riferimento a "MyWallet\uml\images\Sequence-Diagram.png". </text:p>
      <text:p text:style-name="P2"/>
      <text:p text:style-name="P2">Process view (activity diagram): mostra il comportamento delle parti del sistema, in determinate casistiche mostrando il flusso di lavoro del sistema. L’Activity Diagram rappresenta il processo di registrazione, interpretato da tre interpreti coinvolti, l’utente, il sistema di gestione ed il database manager, separati graficamente dalle partizioni. nota: si faccia riferimento a "MyWallet\uml\images\Activity-Diagram.png". </text:p>
      <text:p text:style-name="P2"/>
      <text:p text:style-name="P2"><text:soft-page-break/>Use Case View: questa vista architetturale serve per mostrare le funzionalità che il sistema fornisce ai vari attori interpretati nel nostro caso da Utente (attore astratto interpretato da Cliente o Azienda) e dal Database. nota: si faccia riferimento a "MyWallet\uml\images\Usa-Case-Diagram.png".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6S</meta:editing-duration>
    <meta:editing-cycles>6</meta:editing-cycles>
    <meta:generator>OpenOffice/4.1.8$Win32 OpenOffice.org_project/418m3$Build-9803</meta:generator>
    <dc:date>2023-01-13T15:04:29.12</dc:date>
    <meta:document-statistic meta:table-count="0" meta:image-count="0" meta:object-count="0" meta:page-count="4" meta:paragraph-count="40" meta:word-count="780" meta:character-count="5657"/>
    <meta:user-defined meta:name="Info 1"/>
    <meta:user-defined meta:name="Info 2"/>
    <meta:user-defined meta:name="Info 3"/>
    <meta:user-defined meta:name="Info 4"/>
  </office:meta>
</office:document-meta>
</file>